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8d659" officeooo:paragraph-rsid="0008d659"/>
    </style:style>
    <style:style style:name="P2" style:family="paragraph" style:parent-style-name="Standard">
      <style:text-properties officeooo:rsid="0008d659" officeooo:paragraph-rsid="0008d659"/>
    </style:style>
    <style:style style:name="P3" style:family="paragraph" style:parent-style-name="Standard">
      <style:text-properties officeooo:rsid="000998e4" officeooo:paragraph-rsid="00099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inas de interes</text:p>
      <text:p text:style-name="P1"/>
      <text:p text:style-name="P1">Pagina oficial Python <text:s/><text:a xlink:type="simple" xlink:href="https://www.python.org/" text:style-name="Internet_20_link" text:visited-style-name="Visited_20_Internet_20_Link">https://www.python.org/</text:a></text:p>
      <text:p text:style-name="P1">Tutorial oficial dde Python en español https://docs.python.org/es/3/tutorial/index.html</text:p>
      <text:p text:style-name="P1"/>
      <text:p text:style-name="P1">juego para aprender Python <text:a xlink:type="simple" xlink:href="https://www.codedex.io/" text:style-name="Internet_20_link" text:visited-style-name="Visited_20_Internet_20_Link">https://www.codedex.io/</text:a></text:p>
      <text:p text:style-name="P1"/>
      <text:p text:style-name="P1">curso de Moure</text:p>
      <text:p text:style-name="P1"/>
      <text:p text:style-name="P1"><text:a xlink:type="simple" xlink:href="https://github.com/mouredev/hello-python?tab=readme-ov-file" text:style-name="Internet_20_link" text:visited-style-name="Visited_20_Internet_20_Link">https://github.com/mouredev/hello-python?tab=readme-ov-file</text:a></text:p>
      <text:p text:style-name="P1"/>
      <text:p text:style-name="P1"/>
      <text:p text:style-name="P1"/>
      <text:p text:style-name="P1">https://github.com/jvadillo/aprende-python-desde-cero-a-experto?tab=readme-ov-file</text:p>
      <text:p text:style-name="P1"/>
      <text:p text:style-name="P3">libros descarga</text:p>
      <text:p text:style-name="P1">https://leanpub.com/bookstore?type=boo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0:18:18.960065531</meta:creation-date>
    <dc:date>2024-10-08T17:39:54.788112449</dc:date>
    <meta:editing-duration>PT8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7" meta:character-count="410" meta:non-whitespace-character-count="391"/>
  </office:meta>
</office:document-meta>
</file>